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1003" calcext:value-type="float">
            <text:p>1003</text:p>
          </table:table-cell>
          <table:table-cell office:value-type="float" office:value="1854458053" calcext:value-type="float">
            <text:p>1854458053</text:p>
          </table:table-cell>
          <table:table-cell office:value-type="float" office:value="2483627330" calcext:value-type="float">
            <text:p>2483627330</text:p>
          </table:table-cell>
          <table:table-cell office:value-type="float" office:value="605360" calcext:value-type="float">
            <text:p>605360</text:p>
          </table:table-cell>
          <table:table-cell office:value-type="float" office:value="3736443" calcext:value-type="float">
            <text:p>3736443</text:p>
          </table:table-cell>
          <table:table-cell office:value-type="float" office:value="3638039" calcext:value-type="float">
            <text:p>3638039</text:p>
          </table:table-cell>
          <table:table-cell office:value-type="float" office:value="9895" calcext:value-type="float">
            <text:p>989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673" calcext:value-type="float">
            <text:p>0.746673</text:p>
          </table:table-cell>
          <table:table-cell office:value-type="float" office:value="605360" calcext:value-type="float">
            <text:p>605360</text:p>
          </table:table-cell>
          <table:table-cell office:value-type="float" office:value="0.238417" calcext:value-type="float">
            <text:p>0.238417</text:p>
          </table:table-cell>
          <table:table-cell office:value-type="float" office:value="0.232138" calcext:value-type="float">
            <text:p>0.232138</text:p>
          </table:table-cell>
          <table:table-cell office:value-type="float" office:value="0.000631" calcext:value-type="float">
            <text:p>0.000631</text:p>
          </table:table-cell>
          <table:table-cell office:value-type="float" office:value="1.03" calcext:value-type="float">
            <text:p>1.03</text:p>
          </table:table-cell>
          <table:table-cell office:value-type="float" office:value="367.66" calcext:value-type="float">
            <text:p>367.66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2006" calcext:value-type="float">
            <text:p>2006</text:p>
          </table:table-cell>
          <table:table-cell office:value-type="float" office:value="1820596567" calcext:value-type="float">
            <text:p>1820596567</text:p>
          </table:table-cell>
          <table:table-cell office:value-type="float" office:value="2438064271" calcext:value-type="float">
            <text:p>2438064271</text:p>
          </table:table-cell>
          <table:table-cell office:value-type="float" office:value="621966" calcext:value-type="float">
            <text:p>621966</text:p>
          </table:table-cell>
          <table:table-cell office:value-type="float" office:value="3653984" calcext:value-type="float">
            <text:p>3653984</text:p>
          </table:table-cell>
          <table:table-cell office:value-type="float" office:value="3547108" calcext:value-type="float">
            <text:p>3547108</text:p>
          </table:table-cell>
          <table:table-cell office:value-type="float" office:value="1941" calcext:value-type="float">
            <text:p>194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739" calcext:value-type="float">
            <text:p>0.746739</text:p>
          </table:table-cell>
          <table:table-cell office:value-type="float" office:value="621966" calcext:value-type="float">
            <text:p>621966</text:p>
          </table:table-cell>
          <table:table-cell office:value-type="float" office:value="0.233156" calcext:value-type="float">
            <text:p>0.233156</text:p>
          </table:table-cell>
          <table:table-cell office:value-type="float" office:value="0.226336" calcext:value-type="float">
            <text:p>0.226336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1.03" calcext:value-type="float">
            <text:p>1.03</text:p>
          </table:table-cell>
          <table:table-cell office:value-type="float" office:value="1827.46" calcext:value-type="float">
            <text:p>1827.46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3010" calcext:value-type="float">
            <text:p>3010</text:p>
          </table:table-cell>
          <table:table-cell office:value-type="float" office:value="1828505378" calcext:value-type="float">
            <text:p>1828505378</text:p>
          </table:table-cell>
          <table:table-cell office:value-type="float" office:value="2444489999" calcext:value-type="float">
            <text:p>2444489999</text:p>
          </table:table-cell>
          <table:table-cell office:value-type="float" office:value="615601" calcext:value-type="float">
            <text:p>615601</text:p>
          </table:table-cell>
          <table:table-cell office:value-type="float" office:value="3663233" calcext:value-type="float">
            <text:p>3663233</text:p>
          </table:table-cell>
          <table:table-cell office:value-type="float" office:value="3556575" calcext:value-type="float">
            <text:p>3556575</text:p>
          </table:table-cell>
          <table:table-cell office:value-type="float" office:value="2648" calcext:value-type="float">
            <text:p>264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011" calcext:value-type="float">
            <text:p>0.748011</text:p>
          </table:table-cell>
          <table:table-cell office:value-type="float" office:value="615601" calcext:value-type="float">
            <text:p>615601</text:p>
          </table:table-cell>
          <table:table-cell office:value-type="float" office:value="0.233513" calcext:value-type="float">
            <text:p>0.233513</text:p>
          </table:table-cell>
          <table:table-cell office:value-type="float" office:value="0.226714" calcext:value-type="float">
            <text:p>0.226714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1.03" calcext:value-type="float">
            <text:p>1.03</text:p>
          </table:table-cell>
          <table:table-cell office:value-type="float" office:value="1343.12" calcext:value-type="float">
            <text:p>1343.12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4013" calcext:value-type="float">
            <text:p>4013</text:p>
          </table:table-cell>
          <table:table-cell office:value-type="float" office:value="1798248343" calcext:value-type="float">
            <text:p>1798248343</text:p>
          </table:table-cell>
          <table:table-cell office:value-type="float" office:value="2401737466" calcext:value-type="float">
            <text:p>2401737466</text:p>
          </table:table-cell>
          <table:table-cell office:value-type="float" office:value="584866" calcext:value-type="float">
            <text:p>584866</text:p>
          </table:table-cell>
          <table:table-cell office:value-type="float" office:value="3599608" calcext:value-type="float">
            <text:p>3599608</text:p>
          </table:table-cell>
          <table:table-cell office:value-type="float" office:value="3495257" calcext:value-type="float">
            <text:p>3495257</text:p>
          </table:table-cell>
          <table:table-cell office:value-type="float" office:value="1851" calcext:value-type="float">
            <text:p>185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728" calcext:value-type="float">
            <text:p>0.748728</text:p>
          </table:table-cell>
          <table:table-cell office:value-type="float" office:value="584866" calcext:value-type="float">
            <text:p>584866</text:p>
          </table:table-cell>
          <table:table-cell office:value-type="float" office:value="0.229686" calcext:value-type="float">
            <text:p>0.229686</text:p>
          </table:table-cell>
          <table:table-cell office:value-type="float" office:value="0.223027" calcext:value-type="float">
            <text:p>0.223027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1.03" calcext:value-type="float">
            <text:p>1.03</text:p>
          </table:table-cell>
          <table:table-cell office:value-type="float" office:value="1888.31" calcext:value-type="float">
            <text:p>1888.31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5016" calcext:value-type="float">
            <text:p>5016</text:p>
          </table:table-cell>
          <table:table-cell office:value-type="float" office:value="1867244219" calcext:value-type="float">
            <text:p>1867244219</text:p>
          </table:table-cell>
          <table:table-cell office:value-type="float" office:value="2496108336" calcext:value-type="float">
            <text:p>2496108336</text:p>
          </table:table-cell>
          <table:table-cell office:value-type="float" office:value="47143" calcext:value-type="float">
            <text:p>47143</text:p>
          </table:table-cell>
          <table:table-cell office:value-type="float" office:value="3738119" calcext:value-type="float">
            <text:p>3738119</text:p>
          </table:table-cell>
          <table:table-cell office:value-type="float" office:value="3628607" calcext:value-type="float">
            <text:p>362860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062" calcext:value-type="float">
            <text:p>0.748062</text:p>
          </table:table-cell>
          <table:table-cell office:value-type="float" office:value="47143" calcext:value-type="float">
            <text:p>47143</text:p>
          </table:table-cell>
          <table:table-cell office:value-type="float" office:value="0.238524" calcext:value-type="float">
            <text:p>0.238524</text:p>
          </table:table-cell>
          <table:table-cell office:value-type="float" office:value="0.231536" calcext:value-type="float">
            <text:p>0.231536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1209535.62" calcext:value-type="float">
            <text:p>1209535.62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6020" calcext:value-type="float">
            <text:p>6020</text:p>
          </table:table-cell>
          <table:table-cell office:value-type="float" office:value="1793157378" calcext:value-type="float">
            <text:p>1793157378</text:p>
          </table:table-cell>
          <table:table-cell office:value-type="float" office:value="2399480797" calcext:value-type="float">
            <text:p>2399480797</text:p>
          </table:table-cell>
          <table:table-cell office:value-type="float" office:value="43386" calcext:value-type="float">
            <text:p>43386</text:p>
          </table:table-cell>
          <table:table-cell office:value-type="float" office:value="3595597" calcext:value-type="float">
            <text:p>3595597</text:p>
          </table:table-cell>
          <table:table-cell office:value-type="float" office:value="3489785" calcext:value-type="float">
            <text:p>348978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311" calcext:value-type="float">
            <text:p>0.747311</text:p>
          </table:table-cell>
          <table:table-cell office:value-type="float" office:value="43386" calcext:value-type="float">
            <text:p>43386</text:p>
          </table:table-cell>
          <table:table-cell office:value-type="float" office:value="0.229201" calcext:value-type="float">
            <text:p>0.229201</text:p>
          </table:table-cell>
          <table:table-cell office:value-type="float" office:value="0.222456" calcext:value-type="float">
            <text:p>0.222456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1163261.62" calcext:value-type="float">
            <text:p>1163261.62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7023" calcext:value-type="float">
            <text:p>7023</text:p>
          </table:table-cell>
          <table:table-cell office:value-type="float" office:value="1793276624" calcext:value-type="float">
            <text:p>1793276624</text:p>
          </table:table-cell>
          <table:table-cell office:value-type="float" office:value="2401214147" calcext:value-type="float">
            <text:p>2401214147</text:p>
          </table:table-cell>
          <table:table-cell office:value-type="float" office:value="43979" calcext:value-type="float">
            <text:p>43979</text:p>
          </table:table-cell>
          <table:table-cell office:value-type="float" office:value="3596726" calcext:value-type="float">
            <text:p>3596726</text:p>
          </table:table-cell>
          <table:table-cell office:value-type="float" office:value="3491517" calcext:value-type="float">
            <text:p>349151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821" calcext:value-type="float">
            <text:p>0.746821</text:p>
          </table:table-cell>
          <table:table-cell office:value-type="float" office:value="43979" calcext:value-type="float">
            <text:p>43979</text:p>
          </table:table-cell>
          <table:table-cell office:value-type="float" office:value="0.229502" calcext:value-type="float">
            <text:p>0.229502</text:p>
          </table:table-cell>
          <table:table-cell office:value-type="float" office:value="0.222789" calcext:value-type="float">
            <text:p>0.222789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872879.25" calcext:value-type="float">
            <text:p>872879.25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8026" calcext:value-type="float">
            <text:p>8026</text:p>
          </table:table-cell>
          <table:table-cell office:value-type="float" office:value="1796957169" calcext:value-type="float">
            <text:p>1796957169</text:p>
          </table:table-cell>
          <table:table-cell office:value-type="float" office:value="2404237657" calcext:value-type="float">
            <text:p>2404237657</text:p>
          </table:table-cell>
          <table:table-cell office:value-type="float" office:value="47078" calcext:value-type="float">
            <text:p>47078</text:p>
          </table:table-cell>
          <table:table-cell office:value-type="float" office:value="3601339" calcext:value-type="float">
            <text:p>3601339</text:p>
          </table:table-cell>
          <table:table-cell office:value-type="float" office:value="3495677" calcext:value-type="float">
            <text:p>349567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413" calcext:value-type="float">
            <text:p>0.747413</text:p>
          </table:table-cell>
          <table:table-cell office:value-type="float" office:value="47078" calcext:value-type="float">
            <text:p>47078</text:p>
          </table:table-cell>
          <table:table-cell office:value-type="float" office:value="0.229796" calcext:value-type="float">
            <text:p>0.229796</text:p>
          </table:table-cell>
          <table:table-cell office:value-type="float" office:value="0.223054" calcext:value-type="float">
            <text:p>0.223054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1165225.62" calcext:value-type="float">
            <text:p>1165225.62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9029" calcext:value-type="float">
            <text:p>9029</text:p>
          </table:table-cell>
          <table:table-cell office:value-type="float" office:value="1880438115" calcext:value-type="float">
            <text:p>1880438115</text:p>
          </table:table-cell>
          <table:table-cell office:value-type="float" office:value="2512124521" calcext:value-type="float">
            <text:p>2512124521</text:p>
          </table:table-cell>
          <table:table-cell office:value-type="float" office:value="340262" calcext:value-type="float">
            <text:p>340262</text:p>
          </table:table-cell>
          <table:table-cell office:value-type="float" office:value="3764781" calcext:value-type="float">
            <text:p>3764781</text:p>
          </table:table-cell>
          <table:table-cell office:value-type="float" office:value="3654128" calcext:value-type="float">
            <text:p>3654128</text:p>
          </table:table-cell>
          <table:table-cell office:value-type="float" office:value="1691" calcext:value-type="float">
            <text:p>169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545" calcext:value-type="float">
            <text:p>0.748545</text:p>
          </table:table-cell>
          <table:table-cell office:value-type="float" office:value="340262" calcext:value-type="float">
            <text:p>340262</text:p>
          </table:table-cell>
          <table:table-cell office:value-type="float" office:value="0.240225" calcext:value-type="float">
            <text:p>0.240225</text:p>
          </table:table-cell>
          <table:table-cell office:value-type="float" office:value="0.233165" calcext:value-type="float">
            <text:p>0.233165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1.03" calcext:value-type="float">
            <text:p>1.03</text:p>
          </table:table-cell>
          <table:table-cell office:value-type="float" office:value="2160.93" calcext:value-type="float">
            <text:p>2160.93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10032" calcext:value-type="float">
            <text:p>10032</text:p>
          </table:table-cell>
          <table:table-cell office:value-type="float" office:value="1794789660" calcext:value-type="float">
            <text:p>1794789660</text:p>
          </table:table-cell>
          <table:table-cell office:value-type="float" office:value="2400020652" calcext:value-type="float">
            <text:p>2400020652</text:p>
          </table:table-cell>
          <table:table-cell office:value-type="float" office:value="611646" calcext:value-type="float">
            <text:p>611646</text:p>
          </table:table-cell>
          <table:table-cell office:value-type="float" office:value="3596929" calcext:value-type="float">
            <text:p>3596929</text:p>
          </table:table-cell>
          <table:table-cell office:value-type="float" office:value="3489270" calcext:value-type="float">
            <text:p>3489270</text:p>
          </table:table-cell>
          <table:table-cell office:value-type="float" office:value="819" calcext:value-type="float">
            <text:p>8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823" calcext:value-type="float">
            <text:p>0.747823</text:p>
          </table:table-cell>
          <table:table-cell office:value-type="float" office:value="611646" calcext:value-type="float">
            <text:p>611646</text:p>
          </table:table-cell>
          <table:table-cell office:value-type="float" office:value="0.229515" calcext:value-type="float">
            <text:p>0.229515</text:p>
          </table:table-cell>
          <table:table-cell office:value-type="float" office:value="0.222645" calcext:value-type="float">
            <text:p>0.222645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1.03" calcext:value-type="float">
            <text:p>1.03</text:p>
          </table:table-cell>
          <table:table-cell office:value-type="float" office:value="4260.4" calcext:value-type="float">
            <text:p>4260.4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11035" calcext:value-type="float">
            <text:p>11035</text:p>
          </table:table-cell>
          <table:table-cell office:value-type="float" office:value="1797946976" calcext:value-type="float">
            <text:p>1797946976</text:p>
          </table:table-cell>
          <table:table-cell office:value-type="float" office:value="2404910794" calcext:value-type="float">
            <text:p>2404910794</text:p>
          </table:table-cell>
          <table:table-cell office:value-type="float" office:value="606028" calcext:value-type="float">
            <text:p>606028</text:p>
          </table:table-cell>
          <table:table-cell office:value-type="float" office:value="3605878" calcext:value-type="float">
            <text:p>3605878</text:p>
          </table:table-cell>
          <table:table-cell office:value-type="float" office:value="3499017" calcext:value-type="float">
            <text:p>3499017</text:p>
          </table:table-cell>
          <table:table-cell office:value-type="float" office:value="1588" calcext:value-type="float">
            <text:p>158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615" calcext:value-type="float">
            <text:p>0.747615</text:p>
          </table:table-cell>
          <table:table-cell office:value-type="float" office:value="606028" calcext:value-type="float">
            <text:p>606028</text:p>
          </table:table-cell>
          <table:table-cell office:value-type="float" office:value="0.230086" calcext:value-type="float">
            <text:p>0.230086</text:p>
          </table:table-cell>
          <table:table-cell office:value-type="float" office:value="0.223267" calcext:value-type="float">
            <text:p>0.223267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1.03" calcext:value-type="float">
            <text:p>1.03</text:p>
          </table:table-cell>
          <table:table-cell office:value-type="float" office:value="2203.41" calcext:value-type="float">
            <text:p>2203.41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12038" calcext:value-type="float">
            <text:p>12038</text:p>
          </table:table-cell>
          <table:table-cell office:value-type="float" office:value="1799483056" calcext:value-type="float">
            <text:p>1799483056</text:p>
          </table:table-cell>
          <table:table-cell office:value-type="float" office:value="2406471685" calcext:value-type="float">
            <text:p>2406471685</text:p>
          </table:table-cell>
          <table:table-cell office:value-type="float" office:value="567808" calcext:value-type="float">
            <text:p>567808</text:p>
          </table:table-cell>
          <table:table-cell office:value-type="float" office:value="3608384" calcext:value-type="float">
            <text:p>3608384</text:p>
          </table:table-cell>
          <table:table-cell office:value-type="float" office:value="3501994" calcext:value-type="float">
            <text:p>3501994</text:p>
          </table:table-cell>
          <table:table-cell office:value-type="float" office:value="1076" calcext:value-type="float">
            <text:p>107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768" calcext:value-type="float">
            <text:p>0.747768</text:p>
          </table:table-cell>
          <table:table-cell office:value-type="float" office:value="567808" calcext:value-type="float">
            <text:p>567808</text:p>
          </table:table-cell>
          <table:table-cell office:value-type="float" office:value="0.230246" calcext:value-type="float">
            <text:p>0.230246</text:p>
          </table:table-cell>
          <table:table-cell office:value-type="float" office:value="0.223457" calcext:value-type="float">
            <text:p>0.223457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1.03" calcext:value-type="float">
            <text:p>1.03</text:p>
          </table:table-cell>
          <table:table-cell office:value-type="float" office:value="3254.64" calcext:value-type="float">
            <text:p>3254.64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13041" calcext:value-type="float">
            <text:p>13041</text:p>
          </table:table-cell>
          <table:table-cell office:value-type="float" office:value="1762701353" calcext:value-type="float">
            <text:p>1762701353</text:p>
          </table:table-cell>
          <table:table-cell office:value-type="float" office:value="2357592262" calcext:value-type="float">
            <text:p>2357592262</text:p>
          </table:table-cell>
          <table:table-cell office:value-type="float" office:value="45533" calcext:value-type="float">
            <text:p>45533</text:p>
          </table:table-cell>
          <table:table-cell office:value-type="float" office:value="3532443" calcext:value-type="float">
            <text:p>3532443</text:p>
          </table:table-cell>
          <table:table-cell office:value-type="float" office:value="3428002" calcext:value-type="float">
            <text:p>342800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67" calcext:value-type="float">
            <text:p>0.74767</text:p>
          </table:table-cell>
          <table:table-cell office:value-type="float" office:value="45533" calcext:value-type="float">
            <text:p>45533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218736" calcext:value-type="float">
            <text:p>0.218736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.03" calcext:value-type="float">
            <text:p>1.03</text:p>
          </table:table-cell>
          <table:table-cell office:value-type="float" office:value="171400.09" calcext:value-type="float">
            <text:p>171400.09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14044" calcext:value-type="float">
            <text:p>14044</text:p>
          </table:table-cell>
          <table:table-cell office:value-type="float" office:value="1791449989" calcext:value-type="float">
            <text:p>1791449989</text:p>
          </table:table-cell>
          <table:table-cell office:value-type="float" office:value="2399277550" calcext:value-type="float">
            <text:p>2399277550</text:p>
          </table:table-cell>
          <table:table-cell office:value-type="float" office:value="43142" calcext:value-type="float">
            <text:p>43142</text:p>
          </table:table-cell>
          <table:table-cell office:value-type="float" office:value="3591296" calcext:value-type="float">
            <text:p>3591296</text:p>
          </table:table-cell>
          <table:table-cell office:value-type="float" office:value="3487090" calcext:value-type="float">
            <text:p>348709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662" calcext:value-type="float">
            <text:p>0.746662</text:p>
          </table:table-cell>
          <table:table-cell office:value-type="float" office:value="43142" calcext:value-type="float">
            <text:p>43142</text:p>
          </table:table-cell>
          <table:table-cell office:value-type="float" office:value="0.229155" calcext:value-type="float">
            <text:p>0.229155</text:p>
          </table:table-cell>
          <table:table-cell office:value-type="float" office:value="0.222506" calcext:value-type="float">
            <text:p>0.222506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3487090" calcext:value-type="float">
            <text:p>3487090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15048" calcext:value-type="float">
            <text:p>15048</text:p>
          </table:table-cell>
          <table:table-cell office:value-type="float" office:value="1793387560" calcext:value-type="float">
            <text:p>1793387560</text:p>
          </table:table-cell>
          <table:table-cell office:value-type="float" office:value="2401026117" calcext:value-type="float">
            <text:p>2401026117</text:p>
          </table:table-cell>
          <table:table-cell office:value-type="float" office:value="44696" calcext:value-type="float">
            <text:p>44696</text:p>
          </table:table-cell>
          <table:table-cell office:value-type="float" office:value="3595262" calcext:value-type="float">
            <text:p>3595262</text:p>
          </table:table-cell>
          <table:table-cell office:value-type="float" office:value="3489984" calcext:value-type="float">
            <text:p>348998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925" calcext:value-type="float">
            <text:p>0.746925</text:p>
          </table:table-cell>
          <table:table-cell office:value-type="float" office:value="44696" calcext:value-type="float">
            <text:p>44696</text:p>
          </table:table-cell>
          <table:table-cell office:value-type="float" office:value="0.22918" calcext:value-type="float">
            <text:p>0.22918</text:p>
          </table:table-cell>
          <table:table-cell office:value-type="float" office:value="0.222469" calcext:value-type="float">
            <text:p>0.222469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.03" calcext:value-type="float">
            <text:p>1.03</text:p>
          </table:table-cell>
          <table:table-cell office:value-type="float" office:value="193888" calcext:value-type="float">
            <text:p>193888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16051" calcext:value-type="float">
            <text:p>16051</text:p>
          </table:table-cell>
          <table:table-cell office:value-type="float" office:value="1802891172" calcext:value-type="float">
            <text:p>1802891172</text:p>
          </table:table-cell>
          <table:table-cell office:value-type="float" office:value="2409765517" calcext:value-type="float">
            <text:p>2409765517</text:p>
          </table:table-cell>
          <table:table-cell office:value-type="float" office:value="44721" calcext:value-type="float">
            <text:p>44721</text:p>
          </table:table-cell>
          <table:table-cell office:value-type="float" office:value="3609811" calcext:value-type="float">
            <text:p>3609811</text:p>
          </table:table-cell>
          <table:table-cell office:value-type="float" office:value="3503821" calcext:value-type="float">
            <text:p>350382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16" calcext:value-type="float">
            <text:p>0.74816</text:p>
          </table:table-cell>
          <table:table-cell office:value-type="float" office:value="44721" calcext:value-type="float">
            <text:p>44721</text:p>
          </table:table-cell>
          <table:table-cell office:value-type="float" office:value="0.230337" calcext:value-type="float">
            <text:p>0.230337</text:p>
          </table:table-cell>
          <table:table-cell office:value-type="float" office:value="0.223574" calcext:value-type="float">
            <text:p>0.223574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875955.25" calcext:value-type="float">
            <text:p>875955.25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17054" calcext:value-type="float">
            <text:p>17054</text:p>
          </table:table-cell>
          <table:table-cell office:value-type="float" office:value="1792618270" calcext:value-type="float">
            <text:p>1792618270</text:p>
          </table:table-cell>
          <table:table-cell office:value-type="float" office:value="2399031536" calcext:value-type="float">
            <text:p>2399031536</text:p>
          </table:table-cell>
          <table:table-cell office:value-type="float" office:value="43583" calcext:value-type="float">
            <text:p>43583</text:p>
          </table:table-cell>
          <table:table-cell office:value-type="float" office:value="3594551" calcext:value-type="float">
            <text:p>3594551</text:p>
          </table:table-cell>
          <table:table-cell office:value-type="float" office:value="3488199" calcext:value-type="float">
            <text:p>348819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226" calcext:value-type="float">
            <text:p>0.747226</text:p>
          </table:table-cell>
          <table:table-cell office:value-type="float" office:value="43583" calcext:value-type="float">
            <text:p>43583</text:p>
          </table:table-cell>
          <table:table-cell office:value-type="float" office:value="0.229363" calcext:value-type="float">
            <text:p>0.229363</text:p>
          </table:table-cell>
          <table:table-cell office:value-type="float" office:value="0.222577" calcext:value-type="float">
            <text:p>0.222577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1162733" calcext:value-type="float">
            <text:p>1162733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18057" calcext:value-type="float">
            <text:p>18057</text:p>
          </table:table-cell>
          <table:table-cell office:value-type="float" office:value="1797023679" calcext:value-type="float">
            <text:p>1797023679</text:p>
          </table:table-cell>
          <table:table-cell office:value-type="float" office:value="2400506872" calcext:value-type="float">
            <text:p>2400506872</text:p>
          </table:table-cell>
          <table:table-cell office:value-type="float" office:value="43376" calcext:value-type="float">
            <text:p>43376</text:p>
          </table:table-cell>
          <table:table-cell office:value-type="float" office:value="3595970" calcext:value-type="float">
            <text:p>3595970</text:p>
          </table:table-cell>
          <table:table-cell office:value-type="float" office:value="3490571" calcext:value-type="float">
            <text:p>349057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602" calcext:value-type="float">
            <text:p>0.748602</text:p>
          </table:table-cell>
          <table:table-cell office:value-type="float" office:value="43376" calcext:value-type="float">
            <text:p>43376</text:p>
          </table:table-cell>
          <table:table-cell office:value-type="float" office:value="0.229454" calcext:value-type="float">
            <text:p>0.229454</text:p>
          </table:table-cell>
          <table:table-cell office:value-type="float" office:value="0.222728" calcext:value-type="float">
            <text:p>0.222728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872642.75" calcext:value-type="float">
            <text:p>872642.75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19060" calcext:value-type="float">
            <text:p>19060</text:p>
          </table:table-cell>
          <table:table-cell office:value-type="float" office:value="1797794943" calcext:value-type="float">
            <text:p>1797794943</text:p>
          </table:table-cell>
          <table:table-cell office:value-type="float" office:value="2400551602" calcext:value-type="float">
            <text:p>2400551602</text:p>
          </table:table-cell>
          <table:table-cell office:value-type="float" office:value="43220" calcext:value-type="float">
            <text:p>43220</text:p>
          </table:table-cell>
          <table:table-cell office:value-type="float" office:value="3594124" calcext:value-type="float">
            <text:p>3594124</text:p>
          </table:table-cell>
          <table:table-cell office:value-type="float" office:value="3489576" calcext:value-type="float">
            <text:p>348957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909" calcext:value-type="float">
            <text:p>0.748909</text:p>
          </table:table-cell>
          <table:table-cell office:value-type="float" office:value="43220" calcext:value-type="float">
            <text:p>43220</text:p>
          </table:table-cell>
          <table:table-cell office:value-type="float" office:value="0.229336" calcext:value-type="float">
            <text:p>0.229336</text:p>
          </table:table-cell>
          <table:table-cell office:value-type="float" office:value="0.222665" calcext:value-type="float">
            <text:p>0.222665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1744788" calcext:value-type="float">
            <text:p>1744788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20064" calcext:value-type="float">
            <text:p>20064</text:p>
          </table:table-cell>
          <table:table-cell office:value-type="float" office:value="1802478615" calcext:value-type="float">
            <text:p>1802478615</text:p>
          </table:table-cell>
          <table:table-cell office:value-type="float" office:value="2412546227" calcext:value-type="float">
            <text:p>2412546227</text:p>
          </table:table-cell>
          <table:table-cell office:value-type="float" office:value="303891" calcext:value-type="float">
            <text:p>303891</text:p>
          </table:table-cell>
          <table:table-cell office:value-type="float" office:value="3614306" calcext:value-type="float">
            <text:p>3614306</text:p>
          </table:table-cell>
          <table:table-cell office:value-type="float" office:value="3509485" calcext:value-type="float">
            <text:p>3509485</text:p>
          </table:table-cell>
          <table:table-cell office:value-type="float" office:value="445" calcext:value-type="float">
            <text:p>44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127" calcext:value-type="float">
            <text:p>0.747127</text:p>
          </table:table-cell>
          <table:table-cell office:value-type="float" office:value="303891" calcext:value-type="float">
            <text:p>303891</text:p>
          </table:table-cell>
          <table:table-cell office:value-type="float" office:value="0.230394" calcext:value-type="float">
            <text:p>0.230394</text:p>
          </table:table-cell>
          <table:table-cell office:value-type="float" office:value="0.223712" calcext:value-type="float">
            <text:p>0.223712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1.03" calcext:value-type="float">
            <text:p>1.03</text:p>
          </table:table-cell>
          <table:table-cell office:value-type="float" office:value="7886.48" calcext:value-type="float">
            <text:p>7886.48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21067" calcext:value-type="float">
            <text:p>21067</text:p>
          </table:table-cell>
          <table:table-cell office:value-type="float" office:value="1862327236" calcext:value-type="float">
            <text:p>1862327236</text:p>
          </table:table-cell>
          <table:table-cell office:value-type="float" office:value="2486960103" calcext:value-type="float">
            <text:p>2486960103</text:p>
          </table:table-cell>
          <table:table-cell office:value-type="float" office:value="601726" calcext:value-type="float">
            <text:p>601726</text:p>
          </table:table-cell>
          <table:table-cell office:value-type="float" office:value="3727314" calcext:value-type="float">
            <text:p>3727314</text:p>
          </table:table-cell>
          <table:table-cell office:value-type="float" office:value="3618828" calcext:value-type="float">
            <text:p>3618828</text:p>
          </table:table-cell>
          <table:table-cell office:value-type="float" office:value="1658" calcext:value-type="float">
            <text:p>16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837" calcext:value-type="float">
            <text:p>0.748837</text:p>
          </table:table-cell>
          <table:table-cell office:value-type="float" office:value="601726" calcext:value-type="float">
            <text:p>601726</text:p>
          </table:table-cell>
          <table:table-cell office:value-type="float" office:value="0.237835" calcext:value-type="float">
            <text:p>0.237835</text:p>
          </table:table-cell>
          <table:table-cell office:value-type="float" office:value="0.230912" calcext:value-type="float">
            <text:p>0.230912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1.03" calcext:value-type="float">
            <text:p>1.03</text:p>
          </table:table-cell>
          <table:table-cell office:value-type="float" office:value="2182.65" calcext:value-type="float">
            <text:p>2182.65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22070" calcext:value-type="float">
            <text:p>22070</text:p>
          </table:table-cell>
          <table:table-cell office:value-type="float" office:value="1906589899" calcext:value-type="float">
            <text:p>1906589899</text:p>
          </table:table-cell>
          <table:table-cell office:value-type="float" office:value="2553229678" calcext:value-type="float">
            <text:p>2553229678</text:p>
          </table:table-cell>
          <table:table-cell office:value-type="float" office:value="610670" calcext:value-type="float">
            <text:p>610670</text:p>
          </table:table-cell>
          <table:table-cell office:value-type="float" office:value="3827194" calcext:value-type="float">
            <text:p>3827194</text:p>
          </table:table-cell>
          <table:table-cell office:value-type="float" office:value="3715957" calcext:value-type="float">
            <text:p>3715957</text:p>
          </table:table-cell>
          <table:table-cell office:value-type="float" office:value="1516" calcext:value-type="float">
            <text:p>15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737" calcext:value-type="float">
            <text:p>0.746737</text:p>
          </table:table-cell>
          <table:table-cell office:value-type="float" office:value="610670" calcext:value-type="float">
            <text:p>610670</text:p>
          </table:table-cell>
          <table:table-cell office:value-type="float" office:value="0.244208" calcext:value-type="float">
            <text:p>0.244208</text:p>
          </table:table-cell>
          <table:table-cell office:value-type="float" office:value="0.23711" calcext:value-type="float">
            <text:p>0.23711</text:p>
          </table:table-cell>
          <table:table-cell office:value-type="float" office:value="0.000097" calcext:value-type="float">
            <text:p>0.000097</text:p>
          </table:table-cell>
          <table:table-cell office:value-type="float" office:value="1.03" calcext:value-type="float">
            <text:p>1.03</text:p>
          </table:table-cell>
          <table:table-cell office:value-type="float" office:value="2451.16" calcext:value-type="float">
            <text:p>2451.16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23073" calcext:value-type="float">
            <text:p>23073</text:p>
          </table:table-cell>
          <table:table-cell office:value-type="float" office:value="1857420788" calcext:value-type="float">
            <text:p>1857420788</text:p>
          </table:table-cell>
          <table:table-cell office:value-type="float" office:value="2483707801" calcext:value-type="float">
            <text:p>2483707801</text:p>
          </table:table-cell>
          <table:table-cell office:value-type="float" office:value="606123" calcext:value-type="float">
            <text:p>606123</text:p>
          </table:table-cell>
          <table:table-cell office:value-type="float" office:value="3721090" calcext:value-type="float">
            <text:p>3721090</text:p>
          </table:table-cell>
          <table:table-cell office:value-type="float" office:value="3614498" calcext:value-type="float">
            <text:p>3614498</text:p>
          </table:table-cell>
          <table:table-cell office:value-type="float" office:value="1871" calcext:value-type="float">
            <text:p>187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842" calcext:value-type="float">
            <text:p>0.747842</text:p>
          </table:table-cell>
          <table:table-cell office:value-type="float" office:value="606123" calcext:value-type="float">
            <text:p>606123</text:p>
          </table:table-cell>
          <table:table-cell office:value-type="float" office:value="0.237437" calcext:value-type="float">
            <text:p>0.237437</text:p>
          </table:table-cell>
          <table:table-cell office:value-type="float" office:value="0.230636" calcext:value-type="float">
            <text:p>0.230636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1.03" calcext:value-type="float">
            <text:p>1.03</text:p>
          </table:table-cell>
          <table:table-cell office:value-type="float" office:value="1931.85" calcext:value-type="float">
            <text:p>1931.85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24076" calcext:value-type="float">
            <text:p>24076</text:p>
          </table:table-cell>
          <table:table-cell office:value-type="float" office:value="1837315577" calcext:value-type="float">
            <text:p>1837315577</text:p>
          </table:table-cell>
          <table:table-cell office:value-type="float" office:value="2456311761" calcext:value-type="float">
            <text:p>2456311761</text:p>
          </table:table-cell>
          <table:table-cell office:value-type="float" office:value="544017" calcext:value-type="float">
            <text:p>544017</text:p>
          </table:table-cell>
          <table:table-cell office:value-type="float" office:value="3681176" calcext:value-type="float">
            <text:p>3681176</text:p>
          </table:table-cell>
          <table:table-cell office:value-type="float" office:value="3573594" calcext:value-type="float">
            <text:p>3573594</text:p>
          </table:table-cell>
          <table:table-cell office:value-type="float" office:value="1068" calcext:value-type="float">
            <text:p>106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998" calcext:value-type="float">
            <text:p>0.747998</text:p>
          </table:table-cell>
          <table:table-cell office:value-type="float" office:value="544017" calcext:value-type="float">
            <text:p>544017</text:p>
          </table:table-cell>
          <table:table-cell office:value-type="float" office:value="0.234891" calcext:value-type="float">
            <text:p>0.234891</text:p>
          </table:table-cell>
          <table:table-cell office:value-type="float" office:value="0.228026" calcext:value-type="float">
            <text:p>0.228026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1.03" calcext:value-type="float">
            <text:p>1.03</text:p>
          </table:table-cell>
          <table:table-cell office:value-type="float" office:value="3346.06" calcext:value-type="float">
            <text:p>3346.06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25080" calcext:value-type="float">
            <text:p>25080</text:p>
          </table:table-cell>
          <table:table-cell office:value-type="float" office:value="1791792868" calcext:value-type="float">
            <text:p>1791792868</text:p>
          </table:table-cell>
          <table:table-cell office:value-type="float" office:value="2399357408" calcext:value-type="float">
            <text:p>2399357408</text:p>
          </table:table-cell>
          <table:table-cell office:value-type="float" office:value="43403" calcext:value-type="float">
            <text:p>43403</text:p>
          </table:table-cell>
          <table:table-cell office:value-type="float" office:value="3596089" calcext:value-type="float">
            <text:p>3596089</text:p>
          </table:table-cell>
          <table:table-cell office:value-type="float" office:value="3489991" calcext:value-type="float">
            <text:p>348999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78" calcext:value-type="float">
            <text:p>0.74678</text:p>
          </table:table-cell>
          <table:table-cell office:value-type="float" office:value="43403" calcext:value-type="float">
            <text:p>43403</text:p>
          </table:table-cell>
          <table:table-cell office:value-type="float" office:value="0.229233" calcext:value-type="float">
            <text:p>0.229233</text:p>
          </table:table-cell>
          <table:table-cell office:value-type="float" office:value="0.22247" calcext:value-type="float">
            <text:p>0.22247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3489991" calcext:value-type="float">
            <text:p>3489991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26083" calcext:value-type="float">
            <text:p>26083</text:p>
          </table:table-cell>
          <table:table-cell office:value-type="float" office:value="1793253576" calcext:value-type="float">
            <text:p>1793253576</text:p>
          </table:table-cell>
          <table:table-cell office:value-type="float" office:value="2400751956" calcext:value-type="float">
            <text:p>2400751956</text:p>
          </table:table-cell>
          <table:table-cell office:value-type="float" office:value="43412" calcext:value-type="float">
            <text:p>43412</text:p>
          </table:table-cell>
          <table:table-cell office:value-type="float" office:value="3596830" calcext:value-type="float">
            <text:p>3596830</text:p>
          </table:table-cell>
          <table:table-cell office:value-type="float" office:value="3490576" calcext:value-type="float">
            <text:p>3490576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955" calcext:value-type="float">
            <text:p>0.746955</text:p>
          </table:table-cell>
          <table:table-cell office:value-type="float" office:value="43412" calcext:value-type="float">
            <text:p>43412</text:p>
          </table:table-cell>
          <table:table-cell office:value-type="float" office:value="0.229509" calcext:value-type="float">
            <text:p>0.229509</text:p>
          </table:table-cell>
          <table:table-cell office:value-type="float" office:value="0.222729" calcext:value-type="float">
            <text:p>0.222729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.03" calcext:value-type="float">
            <text:p>1.03</text:p>
          </table:table-cell>
          <table:table-cell office:value-type="float" office:value="105775.03" calcext:value-type="float">
            <text:p>105775.03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27086" calcext:value-type="float">
            <text:p>27086</text:p>
          </table:table-cell>
          <table:table-cell office:value-type="float" office:value="1796903713" calcext:value-type="float">
            <text:p>1796903713</text:p>
          </table:table-cell>
          <table:table-cell office:value-type="float" office:value="2400474297" calcext:value-type="float">
            <text:p>2400474297</text:p>
          </table:table-cell>
          <table:table-cell office:value-type="float" office:value="44317" calcext:value-type="float">
            <text:p>44317</text:p>
          </table:table-cell>
          <table:table-cell office:value-type="float" office:value="3596981" calcext:value-type="float">
            <text:p>3596981</text:p>
          </table:table-cell>
          <table:table-cell office:value-type="float" office:value="3490667" calcext:value-type="float">
            <text:p>349066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562" calcext:value-type="float">
            <text:p>0.748562</text:p>
          </table:table-cell>
          <table:table-cell office:value-type="float" office:value="44317" calcext:value-type="float">
            <text:p>44317</text:p>
          </table:table-cell>
          <table:table-cell office:value-type="float" office:value="0.229518" calcext:value-type="float">
            <text:p>0.229518</text:p>
          </table:table-cell>
          <table:table-cell office:value-type="float" office:value="0.222734" calcext:value-type="float">
            <text:p>0.222734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1745333.5" calcext:value-type="float">
            <text:p>1745333.5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28089" calcext:value-type="float">
            <text:p>28089</text:p>
          </table:table-cell>
          <table:table-cell office:value-type="float" office:value="1811325117" calcext:value-type="float">
            <text:p>1811325117</text:p>
          </table:table-cell>
          <table:table-cell office:value-type="float" office:value="2418626009" calcext:value-type="float">
            <text:p>2418626009</text:p>
          </table:table-cell>
          <table:table-cell office:value-type="float" office:value="44818" calcext:value-type="float">
            <text:p>44818</text:p>
          </table:table-cell>
          <table:table-cell office:value-type="float" office:value="3624237" calcext:value-type="float">
            <text:p>3624237</text:p>
          </table:table-cell>
          <table:table-cell office:value-type="float" office:value="3516592" calcext:value-type="float">
            <text:p>351659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907" calcext:value-type="float">
            <text:p>0.748907</text:p>
          </table:table-cell>
          <table:table-cell office:value-type="float" office:value="44818" calcext:value-type="float">
            <text:p>44818</text:p>
          </table:table-cell>
          <table:table-cell office:value-type="float" office:value="0.231257" calcext:value-type="float">
            <text:p>0.231257</text:p>
          </table:table-cell>
          <table:table-cell office:value-type="float" office:value="0.224389" calcext:value-type="float">
            <text:p>0.224389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1758296" calcext:value-type="float">
            <text:p>1758296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29092" calcext:value-type="float">
            <text:p>29092</text:p>
          </table:table-cell>
          <table:table-cell office:value-type="float" office:value="1791763793" calcext:value-type="float">
            <text:p>1791763793</text:p>
          </table:table-cell>
          <table:table-cell office:value-type="float" office:value="2399011498" calcext:value-type="float">
            <text:p>2399011498</text:p>
          </table:table-cell>
          <table:table-cell office:value-type="float" office:value="43854" calcext:value-type="float">
            <text:p>43854</text:p>
          </table:table-cell>
          <table:table-cell office:value-type="float" office:value="3596116" calcext:value-type="float">
            <text:p>3596116</text:p>
          </table:table-cell>
          <table:table-cell office:value-type="float" office:value="3488715" calcext:value-type="float">
            <text:p>348871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876" calcext:value-type="float">
            <text:p>0.746876</text:p>
          </table:table-cell>
          <table:table-cell office:value-type="float" office:value="43854" calcext:value-type="float">
            <text:p>43854</text:p>
          </table:table-cell>
          <table:table-cell office:value-type="float" office:value="0.229463" calcext:value-type="float">
            <text:p>0.229463</text:p>
          </table:table-cell>
          <table:table-cell office:value-type="float" office:value="0.22261" calcext:value-type="float">
            <text:p>0.22261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1162905" calcext:value-type="float">
            <text:p>1162905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30095" calcext:value-type="float">
            <text:p>30095</text:p>
          </table:table-cell>
          <table:table-cell office:value-type="float" office:value="1792305703" calcext:value-type="float">
            <text:p>1792305703</text:p>
          </table:table-cell>
          <table:table-cell office:value-type="float" office:value="2400470092" calcext:value-type="float">
            <text:p>2400470092</text:p>
          </table:table-cell>
          <table:table-cell office:value-type="float" office:value="43981" calcext:value-type="float">
            <text:p>43981</text:p>
          </table:table-cell>
          <table:table-cell office:value-type="float" office:value="3595672" calcext:value-type="float">
            <text:p>3595672</text:p>
          </table:table-cell>
          <table:table-cell office:value-type="float" office:value="3489767" calcext:value-type="float">
            <text:p>3489767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648" calcext:value-type="float">
            <text:p>0.746648</text:p>
          </table:table-cell>
          <table:table-cell office:value-type="float" office:value="43981" calcext:value-type="float">
            <text:p>43981</text:p>
          </table:table-cell>
          <table:table-cell office:value-type="float" office:value="0.229435" calcext:value-type="float">
            <text:p>0.229435</text:p>
          </table:table-cell>
          <table:table-cell office:value-type="float" office:value="0.222677" calcext:value-type="float">
            <text:p>0.222677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.03" calcext:value-type="float">
            <text:p>1.03</text:p>
          </table:table-cell>
          <table:table-cell office:value-type="float" office:value="102640.2" calcext:value-type="float">
            <text:p>102640.2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31098" calcext:value-type="float">
            <text:p>31098</text:p>
          </table:table-cell>
          <table:table-cell office:value-type="float" office:value="1796701706" calcext:value-type="float">
            <text:p>1796701706</text:p>
          </table:table-cell>
          <table:table-cell office:value-type="float" office:value="2400899277" calcext:value-type="float">
            <text:p>2400899277</text:p>
          </table:table-cell>
          <table:table-cell office:value-type="float" office:value="46153" calcext:value-type="float">
            <text:p>46153</text:p>
          </table:table-cell>
          <table:table-cell office:value-type="float" office:value="3596265" calcext:value-type="float">
            <text:p>3596265</text:p>
          </table:table-cell>
          <table:table-cell office:value-type="float" office:value="3491402" calcext:value-type="float">
            <text:p>349140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345" calcext:value-type="float">
            <text:p>0.748345</text:p>
          </table:table-cell>
          <table:table-cell office:value-type="float" office:value="46153" calcext:value-type="float">
            <text:p>46153</text:p>
          </table:table-cell>
          <table:table-cell office:value-type="float" office:value="0.229473" calcext:value-type="float">
            <text:p>0.229473</text:p>
          </table:table-cell>
          <table:table-cell office:value-type="float" office:value="0.222781" calcext:value-type="float">
            <text:p>0.22278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.03" calcext:value-type="float">
            <text:p>1.03</text:p>
          </table:table-cell>
          <table:table-cell office:value-type="float" office:value="193966.78" calcext:value-type="float">
            <text:p>193966.78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32102" calcext:value-type="float">
            <text:p>32102</text:p>
          </table:table-cell>
          <table:table-cell office:value-type="float" office:value="1813897038" calcext:value-type="float">
            <text:p>1813897038</text:p>
          </table:table-cell>
          <table:table-cell office:value-type="float" office:value="2420351057" calcext:value-type="float">
            <text:p>2420351057</text:p>
          </table:table-cell>
          <table:table-cell office:value-type="float" office:value="45153" calcext:value-type="float">
            <text:p>45153</text:p>
          </table:table-cell>
          <table:table-cell office:value-type="float" office:value="3627905" calcext:value-type="float">
            <text:p>3627905</text:p>
          </table:table-cell>
          <table:table-cell office:value-type="float" office:value="3519485" calcext:value-type="float">
            <text:p>351948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9436" calcext:value-type="float">
            <text:p>0.749436</text:p>
          </table:table-cell>
          <table:table-cell office:value-type="float" office:value="45153" calcext:value-type="float">
            <text:p>45153</text:p>
          </table:table-cell>
          <table:table-cell office:value-type="float" office:value="0.231261" calcext:value-type="float">
            <text:p>0.231261</text:p>
          </table:table-cell>
          <table:table-cell office:value-type="float" office:value="0.22435" calcext:value-type="float">
            <text:p>0.2243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.03" calcext:value-type="float">
            <text:p>1.03</text:p>
          </table:table-cell>
          <table:table-cell office:value-type="float" office:value="234632.33" calcext:value-type="float">
            <text:p>234632.33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33105" calcext:value-type="float">
            <text:p>33105</text:p>
          </table:table-cell>
          <table:table-cell office:value-type="float" office:value="1793227400" calcext:value-type="float">
            <text:p>1793227400</text:p>
          </table:table-cell>
          <table:table-cell office:value-type="float" office:value="2398309211" calcext:value-type="float">
            <text:p>2398309211</text:p>
          </table:table-cell>
          <table:table-cell office:value-type="float" office:value="43017" calcext:value-type="float">
            <text:p>43017</text:p>
          </table:table-cell>
          <table:table-cell office:value-type="float" office:value="3593374" calcext:value-type="float">
            <text:p>3593374</text:p>
          </table:table-cell>
          <table:table-cell office:value-type="float" office:value="3486924" calcext:value-type="float">
            <text:p>348692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705" calcext:value-type="float">
            <text:p>0.747705</text:p>
          </table:table-cell>
          <table:table-cell office:value-type="float" office:value="43017" calcext:value-type="float">
            <text:p>43017</text:p>
          </table:table-cell>
          <table:table-cell office:value-type="float" office:value="0.229288" calcext:value-type="float">
            <text:p>0.229288</text:p>
          </table:table-cell>
          <table:table-cell office:value-type="float" office:value="0.222496" calcext:value-type="float">
            <text:p>0.222496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<text:s text:c="6"/>inf <text:s/>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34109" calcext:value-type="float">
            <text:p>34109</text:p>
          </table:table-cell>
          <table:table-cell office:value-type="float" office:value="1793651517" calcext:value-type="float">
            <text:p>1793651517</text:p>
          </table:table-cell>
          <table:table-cell office:value-type="float" office:value="2400889691" calcext:value-type="float">
            <text:p>2400889691</text:p>
          </table:table-cell>
          <table:table-cell office:value-type="float" office:value="42306" calcext:value-type="float">
            <text:p>42306</text:p>
          </table:table-cell>
          <table:table-cell office:value-type="float" office:value="3596105" calcext:value-type="float">
            <text:p>3596105</text:p>
          </table:table-cell>
          <table:table-cell office:value-type="float" office:value="3491076" calcext:value-type="float">
            <text:p>349107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078" calcext:value-type="float">
            <text:p>0.747078</text:p>
          </table:table-cell>
          <table:table-cell office:value-type="float" office:value="42306" calcext:value-type="float">
            <text:p>42306</text:p>
          </table:table-cell>
          <table:table-cell office:value-type="float" office:value="0.229234" calcext:value-type="float">
            <text:p>0.229234</text:p>
          </table:table-cell>
          <table:table-cell office:value-type="float" office:value="0.222539" calcext:value-type="float">
            <text:p>0.222539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<text:s text:c="6"/>inf <text:s/>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35112" calcext:value-type="float">
            <text:p>35112</text:p>
          </table:table-cell>
          <table:table-cell office:value-type="float" office:value="1794191476" calcext:value-type="float">
            <text:p>1794191476</text:p>
          </table:table-cell>
          <table:table-cell office:value-type="float" office:value="2401362771" calcext:value-type="float">
            <text:p>2401362771</text:p>
          </table:table-cell>
          <table:table-cell office:value-type="float" office:value="45086" calcext:value-type="float">
            <text:p>45086</text:p>
          </table:table-cell>
          <table:table-cell office:value-type="float" office:value="3599804" calcext:value-type="float">
            <text:p>3599804</text:p>
          </table:table-cell>
          <table:table-cell office:value-type="float" office:value="3493176" calcext:value-type="float">
            <text:p>349317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156" calcext:value-type="float">
            <text:p>0.747156</text:p>
          </table:table-cell>
          <table:table-cell office:value-type="float" office:value="45086" calcext:value-type="float">
            <text:p>45086</text:p>
          </table:table-cell>
          <table:table-cell office:value-type="float" office:value="0.229698" calcext:value-type="float">
            <text:p>0.229698</text:p>
          </table:table-cell>
          <table:table-cell office:value-type="float" office:value="0.222895" calcext:value-type="float">
            <text:p>0.222895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3493176" calcext:value-type="float">
            <text:p>3493176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36115" calcext:value-type="float">
            <text:p>36115</text:p>
          </table:table-cell>
          <table:table-cell office:value-type="float" office:value="1813406841" calcext:value-type="float">
            <text:p>1813406841</text:p>
          </table:table-cell>
          <table:table-cell office:value-type="float" office:value="2424301088" calcext:value-type="float">
            <text:p>2424301088</text:p>
          </table:table-cell>
          <table:table-cell office:value-type="float" office:value="45484" calcext:value-type="float">
            <text:p>45484</text:p>
          </table:table-cell>
          <table:table-cell office:value-type="float" office:value="3634125" calcext:value-type="float">
            <text:p>3634125</text:p>
          </table:table-cell>
          <table:table-cell office:value-type="float" office:value="3525499" calcext:value-type="float">
            <text:p>352549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012" calcext:value-type="float">
            <text:p>0.748012</text:p>
          </table:table-cell>
          <table:table-cell office:value-type="float" office:value="45484" calcext:value-type="float">
            <text:p>45484</text:p>
          </table:table-cell>
          <table:table-cell office:value-type="float" office:value="0.231888" calcext:value-type="float">
            <text:p>0.231888</text:p>
          </table:table-cell>
          <table:table-cell office:value-type="float" office:value="0.224957" calcext:value-type="float">
            <text:p>0.224957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3525499" calcext:value-type="float">
            <text:p>3525499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37118" calcext:value-type="float">
            <text:p>37118</text:p>
          </table:table-cell>
          <table:table-cell office:value-type="float" office:value="1797233665" calcext:value-type="float">
            <text:p>1797233665</text:p>
          </table:table-cell>
          <table:table-cell office:value-type="float" office:value="2399437682" calcext:value-type="float">
            <text:p>2399437682</text:p>
          </table:table-cell>
          <table:table-cell office:value-type="float" office:value="43166" calcext:value-type="float">
            <text:p>43166</text:p>
          </table:table-cell>
          <table:table-cell office:value-type="float" office:value="3595139" calcext:value-type="float">
            <text:p>3595139</text:p>
          </table:table-cell>
          <table:table-cell office:value-type="float" office:value="3489407" calcext:value-type="float">
            <text:p>348940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9023" calcext:value-type="float">
            <text:p>0.749023</text:p>
          </table:table-cell>
          <table:table-cell office:value-type="float" office:value="43166" calcext:value-type="float">
            <text:p>43166</text:p>
          </table:table-cell>
          <table:table-cell office:value-type="float" office:value="0.229401" calcext:value-type="float">
            <text:p>0.229401</text:p>
          </table:table-cell>
          <table:table-cell office:value-type="float" office:value="0.222654" calcext:value-type="float">
            <text:p>0.222654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3489407" calcext:value-type="float">
            <text:p>3489407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38121" calcext:value-type="float">
            <text:p>38121</text:p>
          </table:table-cell>
          <table:table-cell office:value-type="float" office:value="1797636984" calcext:value-type="float">
            <text:p>1797636984</text:p>
          </table:table-cell>
          <table:table-cell office:value-type="float" office:value="2400521610" calcext:value-type="float">
            <text:p>2400521610</text:p>
          </table:table-cell>
          <table:table-cell office:value-type="float" office:value="44518" calcext:value-type="float">
            <text:p>44518</text:p>
          </table:table-cell>
          <table:table-cell office:value-type="float" office:value="3598153" calcext:value-type="float">
            <text:p>3598153</text:p>
          </table:table-cell>
          <table:table-cell office:value-type="float" office:value="3490961" calcext:value-type="float">
            <text:p>349096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853" calcext:value-type="float">
            <text:p>0.748853</text:p>
          </table:table-cell>
          <table:table-cell office:value-type="float" office:value="44518" calcext:value-type="float">
            <text:p>44518</text:p>
          </table:table-cell>
          <table:table-cell office:value-type="float" office:value="0.229593" calcext:value-type="float">
            <text:p>0.229593</text:p>
          </table:table-cell>
          <table:table-cell office:value-type="float" office:value="0.222753" calcext:value-type="float">
            <text:p>0.22275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.03" calcext:value-type="float">
            <text:p>1.03</text:p>
          </table:table-cell>
          <table:table-cell office:value-type="float" office:value="436370.12" calcext:value-type="float">
            <text:p>436370.12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39124" calcext:value-type="float">
            <text:p>39124</text:p>
          </table:table-cell>
          <table:table-cell office:value-type="float" office:value="1794848046" calcext:value-type="float">
            <text:p>1794848046</text:p>
          </table:table-cell>
          <table:table-cell office:value-type="float" office:value="2400532574" calcext:value-type="float">
            <text:p>2400532574</text:p>
          </table:table-cell>
          <table:table-cell office:value-type="float" office:value="44179" calcext:value-type="float">
            <text:p>44179</text:p>
          </table:table-cell>
          <table:table-cell office:value-type="float" office:value="3598090" calcext:value-type="float">
            <text:p>3598090</text:p>
          </table:table-cell>
          <table:table-cell office:value-type="float" office:value="3491253" calcext:value-type="float">
            <text:p>349125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687" calcext:value-type="float">
            <text:p>0.747687</text:p>
          </table:table-cell>
          <table:table-cell office:value-type="float" office:value="44179" calcext:value-type="float">
            <text:p>44179</text:p>
          </table:table-cell>
          <table:table-cell office:value-type="float" office:value="0.229589" calcext:value-type="float">
            <text:p>0.229589</text:p>
          </table:table-cell>
          <table:table-cell office:value-type="float" office:value="0.222772" calcext:value-type="float">
            <text:p>0.222772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<text:s text:c="6"/>inf <text:s/>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39266" calcext:value-type="float">
            <text:p>39266</text:p>
          </table:table-cell>
          <table:table-cell office:value-type="float" office:value="226858997" calcext:value-type="float">
            <text:p>226858997</text:p>
          </table:table-cell>
          <table:table-cell office:value-type="float" office:value="302637840" calcext:value-type="float">
            <text:p>302637840</text:p>
          </table:table-cell>
          <table:table-cell office:value-type="float" office:value="9621" calcext:value-type="float">
            <text:p>9621</text:p>
          </table:table-cell>
          <table:table-cell office:value-type="float" office:value="454070" calcext:value-type="float">
            <text:p>454070</text:p>
          </table:table-cell>
          <table:table-cell office:value-type="float" office:value="442532" calcext:value-type="float">
            <text:p>44253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9606" calcext:value-type="float">
            <text:p>0.749606</text:p>
          </table:table-cell>
          <table:table-cell office:value-type="float" office:value="9621" calcext:value-type="float">
            <text:p>9621</text:p>
          </table:table-cell>
          <table:table-cell office:value-type="float" office:value="0.204651" calcext:value-type="float">
            <text:p>0.204651</text:p>
          </table:table-cell>
          <table:table-cell office:value-type="float" office:value="0.199451" calcext:value-type="float">
            <text:p>0.199451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1.03" calcext:value-type="float">
            <text:p>1.03</text:p>
          </table:table-cell>
          <table:table-cell office:value-type="float" office:value="13410.06" calcext:value-type="float">
            <text:p>13410.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02:46:11.895804203</meta:creation-date>
    <dc:date>2015-10-29T02:47:09.877883654</dc:date>
    <meta:editing-duration>P0D</meta:editing-duration>
    <meta:editing-cycles>1</meta:editing-cycles>
    <meta:document-statistic meta:table-count="1" meta:cell-count="820" meta:object-count="0"/>
    <meta:generator>LibreOffice/4.2.8.2$Linux_X86_64 LibreOffice_project/420m0$Build-2</meta:generator>
  </office:meta>
</office:document-meta>
</file>